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694cm" svg:height="1.345cm" svg:x="6.821cm" svg:y="12.699cm">
          <text:p text:style-name="P2"/>
        </draw:rect>
        <draw:rect draw:style-name="gr2" draw:text-style-name="P1" draw:layer="layout" svg:width="10.684cm" svg:height="2.218cm" svg:x="5.275cm" svg:y="9.105cm">
          <text:p text:style-name="P2"/>
        </draw:rect>
        <draw:rect draw:style-name="gr2" draw:text-style-name="P1" draw:layer="layout" svg:width="10.683cm" svg:height="2.117cm" svg:x="5.276cm" svg:y="5.947cm">
          <text:p text:style-name="P2"/>
        </draw:rect>
        <draw:g>
          <draw:rect draw:style-name="gr1" draw:text-style-name="P1" draw:layer="layout" svg:width="8.001cm" svg:height="1.072cm" svg:x="6.978cm" svg:y="6.488cm">
            <text:p text:style-name="P2"/>
          </draw:rect>
          <draw:frame draw:style-name="gr3" draw:text-style-name="P2" draw:layer="layout" svg:width="12.868cm" svg:height="0.963cm" svg:x="5.132cm" svg:y="6.488cm">
            <draw:text-box>
              <text:p text:style-name="P2">succ( <text:s/>add(succ(0), succ(succ(0)) <text:s/>) </text:p>
            </draw:text-box>
          </draw:frame>
        </draw:g>
        <draw:g>
          <draw:rect draw:style-name="gr1" draw:text-style-name="P1" draw:layer="layout" svg:width="6.215cm" svg:height="1.082cm" svg:x="8.803cm" svg:y="9.677cm">
            <text:p text:style-name="P2"/>
          </draw:rect>
          <draw:frame draw:style-name="gr3" draw:text-style-name="P2" draw:layer="layout" svg:width="11.557cm" svg:height="0.963cm" svg:x="5.465cm" svg:y="9.796cm">
            <draw:text-box>
              <text:p text:style-name="P2">succ(succ( add(0, succ(succ(0))) <text:s/>))</text:p>
            </draw:text-box>
          </draw:frame>
        </draw:g>
        <draw:frame draw:style-name="gr3" draw:text-style-name="P2" draw:layer="layout" svg:width="8.603cm" svg:height="0.963cm" svg:x="6.809cm" svg:y="13.028cm">
          <draw:text-box>
            <text:p text:style-name="P2">succ(succ(succ(succ(0))))</text:p>
          </draw:text-box>
        </draw:frame>
        <draw:line draw:style-name="gr4" draw:text-style-name="P1" draw:layer="layout" svg:x1="10.684cm" svg:y1="4.066cm" svg:x2="10.684cm" svg:y2="5.813cm">
          <text:p text:style-name="P2"/>
        </draw:line>
        <draw:frame draw:style-name="gr5" draw:layer="layout" svg:width="2.263cm" svg:height="0.962cm" svg:x="11.457cm" svg:y="4.871cm">
          <draw:text-box>
            <text:p text:style-name="P2">[add2]</text:p>
          </draw:text-box>
        </draw:frame>
        <draw:frame draw:style-name="gr5" draw:layer="layout" svg:width="2.263cm" svg:height="0.962cm" svg:x="11.59cm" svg:y="8.064cm">
          <draw:text-box>
            <text:p text:style-name="P2">[add2]</text:p>
          </draw:text-box>
        </draw:frame>
        <draw:frame draw:style-name="gr5" draw:layer="layout" svg:width="2.263cm" svg:height="0.962cm" svg:x="11.761cm" svg:y="11.524cm">
          <draw:text-box>
            <text:p text:style-name="P2">[add1]</text:p>
          </draw:text-box>
        </draw:frame>
        <draw:rect draw:style-name="gr6" draw:text-style-name="P3" draw:layer="layout" svg:width="10.039cm" svg:height="1.27cm" svg:x="5.45cm" svg:y="3.414cm">
          <text:p text:style-name="P3">add(succ(succ(0)), succ(succ(0))) </text:p>
        </draw:rect>
        <draw:line draw:style-name="gr4" draw:text-style-name="P1" draw:layer="layout" svg:x1="10.785cm" svg:y1="7.56cm" svg:x2="10.784cm" svg:y2="9.174cm">
          <text:p text:style-name="P2"/>
        </draw:line>
        <draw:line draw:style-name="gr4" draw:text-style-name="P1" draw:layer="layout" svg:x1="10.885cm" svg:y1="10.787cm" svg:x2="10.885cm" svg:y2="12.53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29T23:27:37</meta:creation-date>
    <dc:date>2006-09-30T00:45:53</dc:date>
    <dc:language>en-US</dc:language>
    <meta:editing-cycles>2</meta:editing-cycles>
    <meta:editing-duration>PT1H18M17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